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gnage:</text:p>
      <text:p text:style-name="Standard"/>
      <text:p text:style-name="Standard">Title: <text:tab/><text:tab/><text:tab/><text:tab/>ARE: Augmented Reality Education</text:p>
      <text:p text:style-name="Standard">Name:<text:tab/><text:tab/><text:tab/><text:tab/>Tughu Aiyewa</text:p>
      <text:p text:style-name="Standard">Format and duration: <text:tab/><text:tab/>AR, 5mins</text:p>
      <text:p text:style-name="Standard"><text:tab/><text:tab/><text:tab/><text:tab/>Children are naturally curious and love finding new ways to learn about <text:tab/><text:tab/><text:tab/><text:tab/><text:tab/>the world. While books and school subjects are usually great, some topics <text:tab/><text:tab/><text:tab/><text:tab/>can be a bit tough, especially when they are abstract concepts. So, how to <text:tab/><text:tab/><text:tab/><text:tab/>we make learning exciting and engaging for children? Well,that's where <text:tab/><text:tab/><text:tab/><text:tab/><text:tab/>ARE comes in!</text:p>
      <text:p text:style-name="Standard"/>
      <text:p text:style-name="Standard"><text:tab/><text:tab/><text:tab/><text:tab/>ARE is an Augmented Reality application that helps engage children <text:tab/><text:tab/><text:tab/><text:tab/><text:tab/>through colourful 3D models. Through simple and intuitive interactions, <text:tab/><text:tab/><text:tab/><text:tab/><text:tab/>children can explore and understand things bet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ughu Aiyewa</meta:initial-creator>
    <meta:creation-date>2023-12-04T01:58:02.19</meta:creation-date>
    <dc:date>2023-12-04T02:36:24.94</dc:date>
    <dc:creator>Tughu Aiyewa</dc:creator>
    <meta:editing-duration>PT38M23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1" meta:paragraph-count="6" meta:word-count="91" meta:character-count="635"/>
  </office:meta>
</office:document-meta>
</file>